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24pt" officeooo:rsid="000aa08d" officeooo:paragraph-rsid="000aa08d" style:font-size-asian="21pt" style:font-size-complex="24pt"/>
    </style:style>
    <style:style style:name="P2" style:family="paragraph" style:parent-style-name="Standard">
      <style:paragraph-properties fo:text-align="start" style:justify-single-word="false"/>
      <style:text-properties fo:font-size="14pt" officeooo:rsid="000aa08d" officeooo:paragraph-rsid="000aa08d" style:font-size-asian="12.25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itch</text:p>
      <text:p text:style-name="P1"/>
      <text:p text:style-name="P2">Je me permet de me présenter, j’ai le niveau bac +2 en informatique, je suis en deuxième année d’études à l’iut de lannion (la plus grosse technopole bretonne mais ça je vous l’apprend pas) et je compte bien continuer jusqu’au diplôme d’ingénieur. Je vous sollicite parce que j’ai besoin de vous pour achever mes objectifs, le stage c’est le seul obstacle qui me sépare de mon diplôme. J’en recherche dans le domaine de la data avec principalement du sql ou tout langage s’y rapprochant genre IBM Db2, MariaDB, Oracle, postgresql, Amazon RDS. Je suis pas fermé à voir d’autres langages style python, php, json. Je suis plus âgé que mes collègues de promo, j’ai de l’experience dans le monde du travail et je comprend comment fonctionne une entreprise. Je sais comment m’intégrer facilement, je fait du théâtre depuis tout petit je vois rapidement comment les gens fonctionnent. A côté de ça, je me forme sur la finance depuis l’année dernière, ça m’a appris à détecter ce qu’est une bonne entreprise mais c’est pas ça le plus important c’est que ça m’a appris que tout est calculable, tout est analyse de donnée ce qui nous renvoie vers cet appétit pour la base de donnée. D’ailleurs mon projet personnel que je fais à côté des cours c’est un site d’analyse boursier. J’aimerai en discuter plus longtemps avec vous, je peux vous laisser mes coordonnées si vous le voulez.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4T10:52:11.853641325</meta:creation-date>
    <dc:date>2025-02-04T11:28:56.272750259</dc:date>
    <meta:editing-duration>PT36M44S</meta:editing-duration>
    <meta:editing-cycles>1</meta:editing-cycles>
    <meta:document-statistic meta:table-count="0" meta:image-count="0" meta:object-count="0" meta:page-count="1" meta:paragraph-count="2" meta:word-count="237" meta:character-count="1377" meta:non-whitespace-character-count="1141"/>
    <meta:generator>LibreOffice/7.4.7.2$Linux_X86_64 LibreOffice_project/40$Build-2</meta:generator>
  </office:meta>
</office:document-meta>
</file>